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8d4a" officeooo:paragraph-rsid="000a8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access git</text:p>
      <text:p text:style-name="P1">- ssh -vv <text:a xlink:type="simple" xlink:href="mailto:git@repo.deerwalk.com">git@repo.deerwalk.com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8-25T17:33:43.128125168</meta:creation-date>
    <dc:date>2015-08-25T17:35:49.565893786</dc:date>
    <dc:creator>Sajan Shakya</dc:creator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44" meta:non-whitespace-character-count="39"/>
    <meta:generator>LibreOffice/4.2.8.2$Linux_X86_64 LibreOffice_project/420m0$Build-2</meta:generator>
  </office:meta>
</office:document-meta>
</file>